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38A32369DA482B457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4972in" svg:y="0in" svg:width="7.8925in" svg:height="4.439in" draw:z-index="0"><draw:image xlink:href="Pictures/100002010000078000000438A32369DA482B457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2T18:07:06.818717703</meta:creation-date>
    <dc:date>2021-05-12T18:08:09.419810149</dc:date>
    <meta:editing-duration>PT1M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